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0.372cm" table:align="left"/>
    </style:style>
    <style:style style:name="Table1.A" style:family="table-column">
      <style:table-column-properties style:column-width="1.93cm"/>
    </style:style>
    <style:style style:name="Table1.B" style:family="table-column">
      <style:table-column-properties style:column-width="8.44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629cm" table:align="left"/>
    </style:style>
    <style:style style:name="Table2.A" style:family="table-column">
      <style:table-column-properties style:column-width="2.348cm"/>
    </style:style>
    <style:style style:name="Table2.B" style:family="table-column">
      <style:table-column-properties style:column-width="9.282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fo:font-size="12pt" officeooo:paragraph-rsid="001eb8e3" style:font-size-asian="12pt" style:font-size-complex="12pt"/>
    </style:style>
    <style:style style:name="P2" style:family="paragraph" style:parent-style-name="Heading_20_2">
      <style:text-properties style:font-name="DejaVu Serif" fo:font-size="12pt" officeooo:paragraph-rsid="001eb8e3" style:font-size-asian="12pt" style:font-size-complex="12pt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>
      <style:text-properties officeooo:paragraph-rsid="001eb8e3"/>
    </style:style>
    <style:style style:name="P5" style:family="paragraph" style:parent-style-name="Preformatted_20_Text">
      <style:text-properties fo:font-size="12pt" fo:font-weight="bold" officeooo:paragraph-rsid="001eb8e3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DejaVu Serif" officeooo:paragraph-rsid="001eb8e3"/>
    </style:style>
    <style:style style:name="P7" style:family="paragraph" style:parent-style-name="Standard">
      <style:text-properties officeooo:paragraph-rsid="001eb8e3"/>
    </style:style>
    <style:style style:name="P8" style:family="paragraph" style:parent-style-name="Standard">
      <style:text-properties style:font-name="DejaVu Serif" officeooo:paragraph-rsid="001eb8e3"/>
    </style:style>
    <style:style style:name="P9" style:family="paragraph" style:parent-style-name="Standard">
      <style:text-properties style:font-name="DejaVu Serif" fo:font-weight="bold" officeooo:paragraph-rsid="001eb8e3" style:font-weight-asian="bold" style:font-weight-complex="bold"/>
    </style:style>
    <style:style style:name="P10" style:family="paragraph" style:parent-style-name="Standard">
      <style:text-properties officeooo:paragraph-rsid="00212e98"/>
    </style:style>
    <style:style style:name="P11" style:family="paragraph" style:parent-style-name="Standard">
      <style:text-properties fo:font-weight="bold" officeooo:paragraph-rsid="00212e98" style:font-weight-asian="bold" style:font-weight-complex="bold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>
      <style:text-properties style:font-name="DejaVu Serif" fo:font-size="12pt" officeooo:paragraph-rsid="001eb8e3" style:font-size-asian="12pt" style:font-size-complex="12pt"/>
    </style:style>
    <style:style style:name="P15" style:family="paragraph" style:parent-style-name="Text_20_body">
      <style:text-properties fo:font-size="12pt" fo:font-weight="bold" officeooo:paragraph-rsid="001eb8e3" style:font-size-asian="12pt" style:font-weight-asian="bold" style:font-size-complex="12pt" style:font-weight-complex="bold"/>
    </style:style>
    <style:style style:name="P16" style:family="paragraph" style:parent-style-name="Text_20_body">
      <style:text-properties officeooo:paragraph-rsid="001eb8e3"/>
    </style:style>
    <style:style style:name="P17" style:family="paragraph" style:parent-style-name="Text_20_body">
      <style:text-properties officeooo:paragraph-rsid="001eb8e3" fo:background-color="#b4c7dc"/>
    </style:style>
    <style:style style:name="P18" style:family="paragraph" style:parent-style-name="Text_20_body">
      <style:text-properties officeooo:paragraph-rsid="0020750e"/>
    </style:style>
    <style:style style:name="P19" style:family="paragraph" style:parent-style-name="Text_20_body">
      <style:text-properties officeooo:paragraph-rsid="00212e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20750e" style:font-size-asian="10pt" style:font-size-complex="10pt"/>
    </style:style>
    <style:style style:name="T4" style:family="text">
      <style:text-properties style:font-name="DejaVu Serif"/>
    </style:style>
    <style:style style:name="T5" style:family="text">
      <style:text-properties style:font-name="DejaVu Serif" fo:font-weight="bold" style:font-weight-asian="bold" style:font-weight-complex="bold"/>
    </style:style>
    <style:style style:name="T6" style:family="text">
      <style:text-properties style:font-name="DejaVu Serif" fo:font-size="10pt" style:font-size-asian="10pt" style:font-size-complex="10pt"/>
    </style:style>
    <style:style style:name="T7" style:family="text">
      <style:text-properties style:font-name="DejaVu Serif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DejaVu Serif" fo:font-size="10pt" fo:background-color="#dee6ef" loext:char-shading-value="0" style:font-size-asian="10pt" style:font-size-complex="10pt"/>
    </style:style>
    <style:style style:name="T9" style:family="text">
      <style:text-properties style:font-name="DejaVu Serif" fo:font-size="10pt" fo:background-color="#dee6ef" loext:char-shading-value="0" style:font-size-asian="10pt" style:font-size-complex="10pt"/>
    </style:style>
    <style:style style:name="T10" style:family="text">
      <style:text-properties style:font-name="DejaVu Serif" fo:font-size="10pt" fo:background-color="#b4c7dc" loext:char-shading-value="0" style:font-size-asian="10pt" style:font-size-complex="10pt"/>
    </style:style>
    <style:style style:name="T11" style:family="text">
      <style:text-properties style:font-name="DejaVu Serif" officeooo:rsid="0020750e"/>
    </style:style>
    <style:style style:name="T12" style:family="text"/>
    <style:style style:name="T13" style:family="text">
      <style:text-properties fo:background-color="#b4c7dc" loext:char-shading-value="0"/>
    </style:style>
    <style:style style:name="T14" style:family="text">
      <style:text-properties fo:background-color="#b4c7dc" loext:char-shading-value="0"/>
    </style:style>
    <style:style style:name="T15" style:family="text">
      <style:text-properties fo:color="#c9211e" loext:opacity="100%" fo:font-size="10pt" style:font-size-asian="10pt" style:font-size-complex="10pt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fo:font-size="10pt" style:font-size-asian="10pt" style:font-size-complex="10pt"/>
    </style:style>
    <style:style style:name="T18" style:family="text">
      <style:text-properties fo:color="#ff0000" loext:opacity="100%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background-color="#729fcf" loext:char-shading-value="0"/>
    </style:style>
    <style:style style:name="T20" style:family="text">
      <style:text-properties fo:background-color="#729fcf" loext:char-shading-value="0"/>
    </style:style>
    <style:style style:name="T21" style:family="text">
      <style:text-properties officeooo:rsid="00212e98"/>
    </style:style>
    <style:style style:name="T22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ource_20_Text"><text:span text:style-name="T5">Stack : </text:span></text:span></text:p>
      <text:p text:style-name="P7"><text:span text:style-name="Source_20_Text"><text:span text:style-name="T4"/></text:span></text:p>
      <text:p text:style-name="P7"><text:span text:style-name="Source_20_Text"><text:span text:style-name="T6">Stack</text:span></text:span><text:span text:style-name="T6"> is a special type of collection that stores elements in LIFO style (Last In First Out).</text:span></text:p>
      <text:p text:style-name="P8"><text:span text:style-name="T2"/></text:p>
      <text:p text:style-name="P7"><text:span text:style-name="T6">C# includes the generic </text:span><text:span text:style-name="Source_20_Text"><text:span text:style-name="T6">Stack&lt;T&gt;</text:span></text:span><text:span text:style-name="T6"> and non-generic </text:span><text:span text:style-name="Source_20_Text"><text:span text:style-name="T6">Stack</text:span></text:span><text:span text:style-name="T6"> collection classes. </text:span></text:p>
      <text:p text:style-name="P8"><text:span text:style-name="T2"/></text:p>
      <text:p text:style-name="P7"><text:span text:style-name="T6">It is recommended to use the generic </text:span><text:span text:style-name="Source_20_Text"><text:span text:style-name="T6">Stack&lt;T&gt;</text:span></text:span><text:span text:style-name="T6"> collection.</text:span></text:p>
      <text:p text:style-name="P8"><text:span text:style-name="T2"/></text:p>
      <text:h text:style-name="P2" text:outline-level="2">Stack&lt;T&gt; Characteristics </text:h>
      <text:list xml:id="list2561752114" text:style-name="L1">
        <text:list-item>
          <text:p text:style-name="P13"><text:span text:style-name="Source_20_Text"><text:span text:style-name="T6">Stack&lt;T&gt;</text:span></text:span><text:span text:style-name="T6"> is Last In First Out collection. </text:span></text:p>
        </text:list-item>
        <text:list-item>
          <text:p text:style-name="P13"><text:span text:style-name="T6">It comes under </text:span><text:span text:style-name="Source_20_Text"><text:span text:style-name="T6">System.Collection.Generic</text:span></text:span><text:span text:style-name="T6"> namespace. </text:span></text:p>
        </text:list-item>
        <text:list-item>
          <text:p text:style-name="P13"><text:span text:style-name="Source_20_Text"><text:span text:style-name="T6">Stack&lt;T&gt;</text:span></text:span><text:span text:style-name="T6"> can contain elements of the specified type. It provides compile-time type checking and doesn't perform boxing-unboxing because it is generic. </text:span></text:p>
        </text:list-item>
        <text:list-item>
          <text:p text:style-name="P13"><text:span text:style-name="T6">Elements can be added using the </text:span><text:span text:style-name="Source_20_Text"><text:span text:style-name="T6">Push()</text:span></text:span><text:span text:style-name="T6"> method. Cannot use collection-initializer syntax. </text:span></text:p>
        </text:list-item>
        <text:list-item>
          <text:p text:style-name="P12"><text:span text:style-name="T6">Elements can be retrieved using the </text:span><text:span text:style-name="Source_20_Text"><text:span text:style-name="T6">Pop()</text:span></text:span><text:span text:style-name="T6"> and the </text:span><text:span text:style-name="Source_20_Text"><text:span text:style-name="T6">Peek()</text:span></text:span><text:span text:style-name="T6"> methods. It does not support an indexer. </text:span></text:p>
        </text:list-item>
      </text:list>
      <text:p text:style-name="P8"><text:span text:style-name="T2"/></text:p>
      <text:h text:style-name="P2" text:outline-level="2">Creating a Stack</text:h>
      <text:p text:style-name="P16"><text:span text:style-name="T6">You can create an object of the </text:span><text:span text:style-name="Source_20_Text"><text:span text:style-name="T7">Stack&lt;T&gt;</text:span></text:span><text:span text:style-name="T6"> by specifying a type parameter for the type of elements it can store. </text:span></text:p>
      <text:p text:style-name="P16"><text:span text:style-name="T6">The following example </text:span><text:span text:style-name="T10">creates and adds elements in the </text:span><text:span text:style-name="Source_20_Text"><text:span text:style-name="T10">Stack&lt;T&gt;</text:span></text:span><text:span text:style-name="T10"> using the </text:span><text:span text:style-name="Source_20_Text"><text:span text:style-name="T10">Push()</text:span></text:span><text:span text:style-name="T10"> method.</text:span><text:span text:style-name="T6"> </text:span></text:p>
      <text:p text:style-name="P17"><text:span text:style-name="T6">Stack allows null (for reference types) and duplicate values. </text:span></text:p>
      <text:p text:style-name="P17"><text:span text:style-name="T6"/></text:p>
      <text:p text:style-name="P4"><text:span text:style-name="Source_20_Text"><text:span text:style-name="T17">Stack&lt;int&gt; myStack = new Stack&lt;int&gt;();</text:span></text:span></text:p>
      <text:p text:style-name="P4"><text:span text:style-name="Source_20_Text"><text:span text:style-name="T17"/></text:span></text:p>
      <text:p text:style-name="Preformatted_20_Text"><text:span text:style-name="Source_20_Text"><text:span text:style-name="T16">myStack.Push(1);</text:span></text:span></text:p>
      <text:p text:style-name="Preformatted_20_Text"><text:span text:style-name="Source_20_Text">myStack.Push(2);</text:span></text:p>
      <text:p text:style-name="Preformatted_20_Text"><text:span text:style-name="Source_20_Text">myStack.Push(3);</text:span></text:p>
      <text:p text:style-name="Preformatted_20_Text"><text:span text:style-name="Source_20_Text">myStack.Push(4);</text:span></text:p>
      <text:p text:style-name="Preformatted_20_Text"/>
      <text:p text:style-name="Preformatted_20_Text"><text:span text:style-name="Source_20_Text">foreach (var item in myStack)</text:span></text:p>
      <text:p text:style-name="P3"><text:span text:style-name="Source_20_Text"><text:s text:c="5"/>Console.Write(item + ","); //prints 4,3,2,1, </text:span></text:p>
      <text:p text:style-name="P16"><text:span text:style-name="T6"/></text:p>
      <text:p text:style-name="P16"><text:span text:style-name="T6"/></text:p>
      <text:p text:style-name="P15"><text:span text:style-name="T11">C</text:span><text:span text:style-name="T4">reate a Stack from an array</text:span><text:span text:style-name="T6"> : </text:span></text:p>
      <text:p text:style-name="P15"><text:span text:style-name="T6"/></text:p>
      <text:p text:style-name="P5"><text:span text:style-name="Source_20_Text"><text:span text:style-name="T18">int[] arr = new int[]{ 1, 2, 3, 4};</text:span></text:span></text:p>
      <text:p text:style-name="Preformatted_20_Text"><text:span text:style-name="Source_20_Text"><text:span text:style-name="T16">Stack&lt;int&gt; myStack = new Stack&lt;int&gt;(arr);</text:span></text:span></text:p>
      <text:p text:style-name="Preformatted_20_Text"/>
      <text:p text:style-name="Preformatted_20_Text"><text:span text:style-name="Source_20_Text">foreach (var item in myStack)</text:span></text:p>
      <text:p text:style-name="P3"><text:span text:style-name="Source_20_Text"><text:s text:c="5"/>Console.Write(item + ","); //prints 4,3,2,1, </text:span></text:p>
      <text:p text:style-name="P15"><text:span text:style-name="T6"/></text:p>
      <text:p text:style-name="P16"><text:span text:style-name="T6"/></text:p>
      <text:p text:style-name="P16"><text:span text:style-name="T6"/></text:p>
      <text:h text:style-name="P1" text:outline-level="2"><text:soft-page-break/><text:span text:style-name="T4">Stack&lt;T&gt; Properties and Methods:</text:span></text:h>
      <text:p text:style-name="P16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roperty </text:p>
            </table:table-cell>
            <table:table-cell table:style-name="Table1.A1" office:value-type="string">
              <text:p text:style-name="Table_20_Heading">Usage </text:p>
            </table:table-cell>
          </table:table-row>
        </table:table-header-rows>
        <table:table-row>
          <table:table-cell table:style-name="Table1.A1" office:value-type="string">
            <text:p text:style-name="Table_20_Contents">Count </text:p>
          </table:table-cell>
          <table:table-cell table:style-name="Table1.A1" office:value-type="string">
            <text:p text:style-name="Table_20_Contents">Returns the total count of elements in the Stack. </text:p>
          </table:table-cell>
        </table:table-row>
      </table:table>
      <text:p text:style-name="P16"/>
      <text:p text:style-name="P16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ethod </text:p>
            </table:table-cell>
            <table:table-cell table:style-name="Table2.A1" office:value-type="string">
              <text:p text:style-name="Table_20_Heading">Usage </text:p>
            </table:table-cell>
          </table:table-row>
        </table:table-header-rows>
        <table:table-row>
          <table:table-cell table:style-name="Table2.A1" office:value-type="string">
            <text:p text:style-name="Table_20_Contents">Push(T) </text:p>
          </table:table-cell>
          <table:table-cell table:style-name="Table2.A1" office:value-type="string">
            <text:p text:style-name="Table_20_Contents">Inserts an item at the top of the stack. 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tutorialsteacher.com/csharp/csharp-stack#peek" text:style-name="Internet_20_link" text:visited-style-name="Visited_20_Internet_20_Link">Peek()</text:a> </text:p>
          </table:table-cell>
          <table:table-cell table:style-name="Table2.A1" office:value-type="string">
            <text:p text:style-name="Table_20_Contents">Returns the top item from the stack. 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tutorialsteacher.com/csharp/csharp-stack#pop" text:style-name="Internet_20_link" text:visited-style-name="Visited_20_Internet_20_Link">Pop()</text:a> </text:p>
          </table:table-cell>
          <table:table-cell table:style-name="Table2.A1" office:value-type="string">
            <text:p text:style-name="Table_20_Contents">Removes and returns items from the top of the stack. 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tutorialsteacher.com/csharp/csharp-stack#contains" text:style-name="Internet_20_link" text:visited-style-name="Visited_20_Internet_20_Link">Contains(T)</text:a> </text:p>
          </table:table-cell>
          <table:table-cell table:style-name="Table2.A1" office:value-type="string">
            <text:p text:style-name="Table_20_Contents">Checks whether an item exists in the stack or not. </text:p>
          </table:table-cell>
        </table:table-row>
        <table:table-row>
          <table:table-cell table:style-name="Table2.A1" office:value-type="string">
            <text:p text:style-name="Table_20_Contents">Clear() </text:p>
          </table:table-cell>
          <table:table-cell table:style-name="Table2.A1" office:value-type="string">
            <text:p text:style-name="Table_20_Contents">Removes all items from the stack. </text:p>
          </table:table-cell>
        </table:table-row>
      </table:table>
      <text:p text:style-name="P16"/>
      <text:p text:style-name="P16"><text:span text:style-name="T6"/></text:p>
      <text:p text:style-name="P16"><text:span text:style-name="T6"/></text:p>
      <text:h text:style-name="P2" text:outline-level="2"><text:bookmark text:name="pop"/>Pop() : </text:h>
      <text:p text:style-name="P14"/>
      <text:p text:style-name="P18"><text:span text:style-name="T14">The </text:span><text:span text:style-name="Source_20_Text"><text:span text:style-name="T14">Pop() </text:span></text:span><text:span text:style-name="T14">method returns the last element and removes it from a stack. </text:span></text:p>
      <text:p text:style-name="P18">If a stack is empty, then it will throw the <text:span text:style-name="Source_20_Text">InvalidOperationException</text:span>. </text:p>
      <text:p text:style-name="P18"><text:span text:style-name="T14">So, always check for the number of elements in a stack before calling the </text:span><text:span text:style-name="Source_20_Text"><text:span text:style-name="T14">Pop()</text:span></text:span><text:span text:style-name="T14"> method.</text:span> </text:p>
      <text:p text:style-name="P18"/>
      <text:p text:style-name="P9"><text:span text:style-name="T3">Example : </text:span><text:span text:style-name="T2">Access Stack using Pop()</text:span></text:p>
      <text:p text:style-name="P8"><text:span text:style-name="T2"/></text:p>
      <text:p text:style-name="P6"><text:span text:style-name="Source_20_Text"><text:span text:style-name="T2">Stack&lt;int&gt; myStack = new Stack&lt;int&gt;();</text:span></text:span></text:p>
      <text:p text:style-name="Preformatted_20_Text"><text:span text:style-name="Source_20_Text">myStack.Push(1);</text:span></text:p>
      <text:p text:style-name="Preformatted_20_Text"><text:span text:style-name="Source_20_Text">myStack.Push(2);</text:span></text:p>
      <text:p text:style-name="Preformatted_20_Text"><text:span text:style-name="Source_20_Text">myStack.Push(3);</text:span></text:p>
      <text:p text:style-name="Preformatted_20_Text"><text:span text:style-name="Source_20_Text">myStack.Push(4);</text:span></text:p>
      <text:p text:style-name="Preformatted_20_Text"/>
      <text:p text:style-name="Preformatted_20_Text"><text:span text:style-name="Source_20_Text">Console.Write("Number of elements in Stack: {0}", myStack.Count);</text:span></text:p>
      <text:p text:style-name="Preformatted_20_Text"/>
      <text:p text:style-name="Preformatted_20_Text"><text:span text:style-name="Source_20_Text"><text:span text:style-name="T16">while (myStack.Count &gt; 0)</text:span></text:span></text:p>
      <text:p text:style-name="Preformatted_20_Text"><text:span text:style-name="Source_20_Text"><text:span text:style-name="T16"><text:s text:c="5"/>Console.Write(myStack.Pop() + ",");</text:span></text:span></text:p>
      <text:p text:style-name="Preformatted_20_Text"/>
      <text:p text:style-name="P3"><text:span text:style-name="Source_20_Text">Console.Write("Number of elements in Stack: {0}", myStack.Count);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h text:style-name="P2" text:outline-level="2"><text:bookmark text:name="peek"/><text:soft-page-break/>Peek() : </text:h>
      <text:p text:style-name="P14"/>
      <text:p text:style-name="P18"><text:span text:style-name="T14">The </text:span><text:span text:style-name="Source_20_Text"><text:span text:style-name="T14">Peek()</text:span></text:span><text:span text:style-name="T14"> method returns the lastly added value from the stack but does not remove it. </text:span></text:p>
      <text:p text:style-name="P19">Calling the <text:span text:style-name="Source_20_Text">Peek()</text:span> method on an empty stack will throw the <text:span text:style-name="Source_20_Text">InvalidOperationException</text:span>. </text:p>
      <text:p text:style-name="P19">So, always check for elements in the stack before retrieving elements using the <text:span text:style-name="Source_20_Text">Peek()</text:span> method. </text:p>
      <text:p text:style-name="P19"/>
      <text:p text:style-name="P11"><text:span text:style-name="T21">Ex : </text:span>Retrieve Elements usign Peek()</text:p>
      <text:p text:style-name="P10"/>
      <text:p text:style-name="Preformatted_20_Text"><text:span text:style-name="Source_20_Text">Stack&lt;int&gt; myStack = new Stack&lt;int&gt;();</text:span></text:p>
      <text:p text:style-name="Preformatted_20_Text"><text:span text:style-name="Source_20_Text">myStack.Push(1);</text:span></text:p>
      <text:p text:style-name="Preformatted_20_Text"><text:span text:style-name="Source_20_Text">myStack.Push(2);</text:span></text:p>
      <text:p text:style-name="Preformatted_20_Text"><text:span text:style-name="Source_20_Text">myStack.Push(3);</text:span></text:p>
      <text:p text:style-name="Preformatted_20_Text"><text:span text:style-name="Source_20_Text">myStack.Push(4);</text:span></text:p>
      <text:p text:style-name="Preformatted_20_Text"/>
      <text:p text:style-name="Preformatted_20_Text"><text:span text:style-name="Source_20_Text">Console.Write("Number of elements in Stack: {0}", myStack.Count);// prints 4</text:span></text:p>
      <text:p text:style-name="Preformatted_20_Text"/>
      <text:p text:style-name="Preformatted_20_Text"><text:span text:style-name="Source_20_Text">if(myStack.Count &gt; 0){</text:span></text:p>
      <text:p text:style-name="Preformatted_20_Text"><text:span text:style-name="Source_20_Text"><text:s text:c="5"/></text:span><text:span text:style-name="Source_20_Text"><text:span text:style-name="T16">Console.WriteLine(myStack.Peek()); // prints 4</text:span></text:span></text:p>
      <text:p text:style-name="Preformatted_20_Text"><text:span text:style-name="Source_20_Text"><text:s text:c="5"/>Console.WriteLine(myStack.Peek()); // prints 4</text:span></text:p>
      <text:p text:style-name="Preformatted_20_Text"><text:span text:style-name="Source_20_Text">}</text:span></text:p>
      <text:p text:style-name="Preformatted_20_Text"/>
      <text:p text:style-name="P3"><text:span text:style-name="Source_20_Text">Console.Write("Number of elements in Stack: {0}", myStack.Count);// prints 4</text:span></text:p>
      <text:p text:style-name="P19"/>
      <text:h text:style-name="P2" text:outline-level="2"><text:bookmark text:name="contains"/>Contains() : </text:h>
      <text:p text:style-name="P14"/>
      <text:p text:style-name="Text_20_body">The <text:span text:style-name="Source_20_Text">Contains()</text:span> method checks whether the specified element exists in a Stack collection or not. It returns true if it exists, otherwise false. </text:p>
      <text:p text:style-name="Text_20_body">Example: Contains()</text:p>
      <text:p text:style-name="Preformatted_20_Text"><text:span text:style-name="Source_20_Text">Stack&lt;int&gt; myStack = new Stack&lt;int&gt;();</text:span></text:p>
      <text:p text:style-name="Preformatted_20_Text"><text:span text:style-name="Source_20_Text">myStack.Push(1);</text:span></text:p>
      <text:p text:style-name="Preformatted_20_Text"><text:span text:style-name="Source_20_Text">myStack.Push(2);</text:span></text:p>
      <text:p text:style-name="Preformatted_20_Text"><text:span text:style-name="Source_20_Text">myStack.Push(3);</text:span></text:p>
      <text:p text:style-name="Preformatted_20_Text"><text:span text:style-name="Source_20_Text">myStack.Push(4);</text:span></text:p>
      <text:p text:style-name="Preformatted_20_Text"/>
      <text:p text:style-name="Preformatted_20_Text"><text:span text:style-name="Source_20_Text"><text:span text:style-name="T16">myStack.Contains(2);</text:span></text:span><text:span text:style-name="Source_20_Text"> // returns true</text:span></text:p>
      <text:p text:style-name="P3"><text:span text:style-name="Source_20_Text">myStack.Contains(10); // returns false</text:span></text:p>
      <text:p text:style-name="P8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5:45:10.179473333</meta:creation-date>
    <meta:generator>LibreOffice/7.3.7.2$Linux_X86_64 LibreOffice_project/30$Build-2</meta:generator>
    <dc:date>2024-01-29T16:11:33.667670176</dc:date>
    <meta:editing-duration>PT4M6S</meta:editing-duration>
    <meta:editing-cycles>1</meta:editing-cycles>
    <meta:document-statistic meta:table-count="2" meta:image-count="0" meta:object-count="0" meta:page-count="3" meta:paragraph-count="83" meta:word-count="481" meta:character-count="3325" meta:non-whitespace-character-count="2867"/>
  </office:meta>
</office:document-meta>
</file>